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1" fo:font-size="26pt" fo:text-shadow="1pt 1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text-position="0% 100%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508cm">
          <draw:text-box>
            <text:p text:style-name="P1"><text:span text:style-name="T1">Holy Gospel</text:span></text:p>
            <text:p text:style-name="P1"><text:span text:style-name="T2">John 16:23–3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146cm" svg:height="7.766cm" svg:x="1.524cm" svg:y="0.508cm">
          <draw:text-box>
            <text:p text:style-name="P4"><text:span text:style-name="T3">23</text:span><text:span text:style-name="T4">In </text:span><text:span text:style-name="T5">that day you will ask nothing of me. Truly, truly, I say to you, whatever you ask of the Father in my name, he will give it to you. </text:span><text:span text:style-name="T3">24</text:span><text:span text:style-name="T5">Until now you have asked nothing in my name. Ask, and you will receive, that your joy may be fu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146cm" svg:height="6.263cm" svg:x="1.524cm" svg:y="0.508cm">
          <draw:text-box>
            <text:p text:style-name="P4"><text:span text:style-name="T3">25</text:span><text:span text:style-name="T5">“I have said these things to you in figures of speech. The hour is coming when I will no longer speak to you in figures of speech but will tell you plainly about the Fa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5.146cm" svg:height="7.766cm" svg:x="1.524cm" svg:y="0.508cm">
          <draw:text-box>
            <text:p text:style-name="P4"><text:span text:style-name="T3">26</text:span><text:span text:style-name="T5">In that day you will ask in my name, and I do not say to you that I will ask the Father on your behalf; </text:span><text:span text:style-name="T3">27</text:span><text:span text:style-name="T5">for the Father himself loves you, because you have loved me and have believed that I came from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5.146cm" svg:height="4.76cm" svg:x="1.524cm" svg:y="0.508cm">
          <draw:text-box>
            <text:p text:style-name="P4"><text:span text:style-name="T3">28</text:span><text:span text:style-name="T5">I came from the Father and have come into the world, and now I am leaving the world and going to the Father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2" draw:layer="layout" svg:width="25.146cm" svg:height="7.766cm" svg:x="1.524cm" svg:y="0.508cm">
          <draw:text-box>
            <text:p text:style-name="P4"><text:span text:style-name="T3">29</text:span><text:span text:style-name="T5">His disciples said, “Ah, now you are speaking plainly and not using figurative speech! </text:span><text:span text:style-name="T3">30</text:span><text:span text:style-name="T5">Now we know that you know all things and do not need anyone to question you; this is why we believe that you came from Go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2" draw:layer="layout" svg:width="25.146cm" svg:height="7.766cm" svg:x="1.524cm" svg:y="0.508cm">
          <draw:text-box>
            <text:p text:style-name="P4"><text:span text:style-name="T3">31</text:span><text:span text:style-name="T5">Jesus answered them, “Do you now believe? </text:span><text:span text:style-name="T3">32</text:span><text:span text:style-name="T5">Behold, the hour is coming, indeed it has come, when you will be scattered, each to his own home, and will leave me alone. Yet I am not alone, for the Father is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2" draw:layer="layout" svg:width="25.146cm" svg:height="6.263cm" svg:x="1.524cm" svg:y="0.508cm">
          <draw:text-box>
            <text:p text:style-name="P4"><text:span text:style-name="T3">33</text:span><text:span text:style-name="T5">I have said these things to you, that in me you may have peace. In the world you will have tribulation. But take heart; I have overcome the worl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1:10:15.173000000</meta:creation-date>
    <dc:date>2016-04-29T13:25:27.079000000</dc:date>
    <meta:editing-duration>PT1M41S</meta:editing-duration>
    <meta:editing-cycles>4</meta:editing-cycles>
    <meta:generator>LibreOffice/5.1.1.3$Windows_X86_64 LibreOffice_project/89f508ef3ecebd2cfb8e1def0f0ba9a803b88a6d</meta:generator>
    <meta:document-statistic meta:object-count="45"/>
  </office:meta>
</office:document-meta>
</file>